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535b" officeooo:paragraph-rsid="0000535b"/>
    </style:style>
    <style:style style:name="P2" style:family="paragraph" style:parent-style-name="Standard">
      <style:text-properties officeooo:paragraph-rsid="00017645"/>
    </style:style>
    <style:style style:name="T1" style:family="text">
      <style:text-properties officeooo:rsid="0000535b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es used : </text:p>
      <text:p text:style-name="P2"><text:span text:style-name="T1">- </text:span><text:span text:style-name="T2">Correlation versus RMSE Loss Functions in Symbolic Regression Tasks</text:span>, Nathan Haut, Wolfgang Banzhaf, Bill Punch, <text:s/><text:a xlink:type="simple" xlink:href="https://arxiv.org/abs/2205.15990" text:style-name="Internet_20_link" text:visited-style-name="Visited_20_Internet_20_Link"><text:span text:style-name="T1">https://arxiv.org/abs/2205.15990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5T11:53:57.303381556</meta:creation-date>
    <dc:date>2026-02-05T11:56:08.452581070</dc:date>
    <meta:editing-duration>PT2M10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20" meta:character-count="165" meta:non-whitespace-character-count="145"/>
  </office:meta>
</office:document-meta>
</file>